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10f1" officeooo:paragraph-rsid="001910f1"/>
    </style:style>
    <style:style style:name="P2" style:family="paragraph" style:parent-style-name="Standard">
      <style:text-properties officeooo:rsid="001a66ec" officeooo:paragraph-rsid="001a66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ts see how this works…</text:p>
      <text:p text:style-name="P1"/>
      <text:p text:style-name="P2">What happes if I write something here and push it back to the mothership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Tipper</meta:initial-creator>
    <meta:creation-date>2017-01-27T11:58:45.366215599</meta:creation-date>
    <meta:generator>LibreOffice/5.1.4.2$Linux_X86_64 LibreOffice_project/10m0$Build-2</meta:generator>
    <dc:date>2017-01-28T17:55:44.163577150</dc:date>
    <meta:editing-duration>PT1M16S</meta:editing-duration>
    <meta:editing-cycles>2</meta:editing-cycles>
    <meta:document-statistic meta:table-count="0" meta:image-count="0" meta:object-count="0" meta:page-count="1" meta:paragraph-count="2" meta:word-count="19" meta:character-count="97" meta:non-whitespace-character-count="80"/>
  </office:meta>
</office:document-meta>
</file>